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Standard">
      <style:table-properties style:width="6.966in" fo:margin-left="0.0194in" fo:margin-top="0in" fo:margin-bottom="0in" style:page-number="1" table:align="left" style:writing-mode="lr-tb"/>
    </style:style>
    <style:style style:name="Table1.A" style:family="table-column">
      <style:table-column-properties style:column-width="1.0014in"/>
    </style:style>
    <style:style style:name="Table1.B" style:family="table-column">
      <style:table-column-properties style:column-width="5.9646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666666" fo:padding="0.0694in" fo:border="0.75pt solid #000001">
        <style:background-image/>
      </style:table-cell-properties>
    </style:style>
    <style:style style:name="Table1.B1" style:family="table-cell">
      <style:table-cell-properties fo:padding="0.0694in" fo:border="0.75pt solid #000001"/>
    </style:style>
    <style:style style:name="Table1.B2" style:family="table-cell">
      <style:table-cell-properties fo:padding="0.0694in" fo:border="0.75pt solid #000001"/>
    </style:style>
    <style:style style:name="Table1.A3" style:family="table-cell">
      <style:table-cell-properties fo:background-color="#666666" fo:padding="0.0694in" fo:border-left="0.75pt solid #000001" fo:border-right="0.75pt solid #000001" fo:border-top="none" fo:border-bottom="0.75pt solid #000001">
        <style:background-image/>
      </style:table-cell-properties>
    </style:style>
    <style:style style:name="Table1.B3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B4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5" style:family="table-row">
      <style:table-row-properties style:min-row-height="4.9083in" fo:keep-together="auto"/>
    </style:style>
    <style:style style:name="Table1.B5" style:family="table-cell">
      <style:table-cell-properties fo:padding="0.0694in" fo:border="0.75pt solid #000001"/>
    </style:style>
    <style:style style:name="Table1.B6" style:family="table-cell">
      <style:table-cell-properties fo:padding="0.0694in" fo:border-left="0.75pt solid #000001" fo:border-right="0.75pt solid #000001" fo:border-top="none" fo:border-bottom="0.75pt solid #000001"/>
    </style:style>
    <style:style style:name="P1" style:family="paragraph" style:parent-style-name="Standard">
      <style:paragraph-properties fo:line-height="100%"/>
      <style:text-properties fo:font-size="10pt" officeooo:rsid="0029ce57" officeooo:paragraph-rsid="0038a794" style:font-size-asian="10pt" style:font-size-complex="10pt"/>
    </style:style>
    <style:style style:name="P2" style:family="paragraph" style:parent-style-name="Standard">
      <style:paragraph-properties fo:line-height="100%"/>
      <style:text-properties fo:font-size="10pt" officeooo:rsid="00e742f3" officeooo:paragraph-rsid="00e742f3" style:font-size-asian="10pt" style:font-size-complex="10pt"/>
    </style:style>
    <style:style style:name="P3" style:family="paragraph" style:parent-style-name="Standard">
      <style:paragraph-properties fo:line-height="100%"/>
      <style:text-properties fo:font-size="10pt" officeooo:rsid="00e742f3" officeooo:paragraph-rsid="00ea5845" style:font-size-asian="10pt" style:font-size-complex="10pt"/>
    </style:style>
    <style:style style:name="P4" style:family="paragraph" style:parent-style-name="Standard">
      <style:paragraph-properties fo:line-height="100%"/>
      <style:text-properties fo:font-size="10pt" officeooo:rsid="00e8e2f3" officeooo:paragraph-rsid="00ea5845" style:font-size-asian="10pt" style:font-size-complex="10pt"/>
    </style:style>
    <style:style style:name="P5" style:family="paragraph" style:parent-style-name="Standard">
      <style:paragraph-properties fo:line-height="100%"/>
      <style:text-properties fo:font-size="10pt" officeooo:rsid="00eaf671" officeooo:paragraph-rsid="00eaf671" style:font-size-asian="10pt" style:font-size-complex="10pt"/>
    </style:style>
    <style:style style:name="P6" style:family="paragraph" style:parent-style-name="Standard">
      <style:paragraph-properties fo:line-height="100%"/>
      <style:text-properties fo:font-size="10pt" officeooo:rsid="00ec3d7f" officeooo:paragraph-rsid="00ec3d7f" style:font-size-asian="10pt" style:font-size-complex="10pt"/>
    </style:style>
    <style:style style:name="P7" style:family="paragraph" style:parent-style-name="Standard">
      <style:paragraph-properties fo:line-height="100%"/>
      <style:text-properties fo:color="#ffffff" fo:font-size="10pt" fo:background-color="#666666" style:font-size-asian="10pt" style:font-size-complex="10pt"/>
    </style:style>
    <style:style style:name="P8" style:family="paragraph" style:parent-style-name="Standard">
      <style:paragraph-properties fo:line-height="100%"/>
      <style:text-properties fo:color="#ffffff" fo:font-size="10pt" officeooo:rsid="0040e083" officeooo:paragraph-rsid="0040e083" fo:background-color="#666666" style:font-size-asian="10pt" style:font-size-complex="10pt"/>
    </style:style>
    <style:style style:name="P9" style:family="paragraph" style:parent-style-name="Standard">
      <style:paragraph-properties fo:line-height="100%"/>
      <style:text-properties fo:color="#ffffff" fo:font-size="10pt" officeooo:rsid="004238bc" officeooo:paragraph-rsid="004238bc" fo:background-color="#666666" style:font-size-asian="10pt" style:font-size-complex="10pt"/>
    </style:style>
    <style:style style:name="P10" style:family="paragraph" style:parent-style-name="Standard">
      <style:paragraph-properties fo:line-height="100%"/>
      <style:text-properties fo:color="#ffffff" fo:font-size="10pt" officeooo:rsid="003f1388" officeooo:paragraph-rsid="003f1388" fo:background-color="#666666" style:font-size-asian="10pt" style:font-size-complex="10pt"/>
    </style:style>
    <style:style style:name="P11" style:family="paragraph" style:parent-style-name="Standard">
      <style:paragraph-properties fo:line-height="100%"/>
      <style:text-properties fo:color="#ffffff" fo:font-size="10pt" officeooo:rsid="0029ce57" officeooo:paragraph-rsid="0022bdcc" fo:background-color="#666666" style:font-size-asian="10pt" style:font-size-complex="10pt"/>
    </style:style>
    <style:style style:name="P12" style:family="paragraph" style:parent-style-name="Standard">
      <style:paragraph-properties fo:line-height="100%"/>
      <style:text-properties officeooo:rsid="0030f4a0" officeooo:paragraph-rsid="0030f4a0"/>
    </style:style>
    <style:style style:name="P13" style:family="paragraph" style:parent-style-name="Standard" style:list-style-name="L1">
      <style:paragraph-properties fo:line-height="100%"/>
      <style:text-properties fo:font-size="10pt" officeooo:rsid="00eaf671" officeooo:paragraph-rsid="00eaf671" style:font-size-asian="10pt" style:font-size-complex="10pt"/>
    </style:style>
    <style:style style:name="P14" style:family="paragraph" style:parent-style-name="Standard" style:list-style-name="L2">
      <style:paragraph-properties fo:line-height="100%"/>
      <style:text-properties fo:font-size="10pt" officeooo:rsid="00eaf671" officeooo:paragraph-rsid="00eaf671" style:font-size-asian="10pt" style:font-size-complex="10pt"/>
    </style:style>
    <style:style style:name="P15" style:family="paragraph" style:parent-style-name="Standard">
      <style:paragraph-properties fo:line-height="100%"/>
      <style:text-properties fo:font-size="10pt" officeooo:rsid="00eaf671" officeooo:paragraph-rsid="00eaf671" style:font-size-asian="10pt" style:font-size-complex="10pt"/>
    </style:style>
    <style:style style:name="P16" style:family="paragraph" style:parent-style-name="Standard">
      <style:paragraph-properties fo:line-height="100%"/>
      <style:text-properties fo:font-size="10pt" officeooo:rsid="00f20f84" officeooo:paragraph-rsid="00f20f84" style:font-size-asian="10pt" style:font-size-complex="10pt"/>
    </style:style>
    <style:style style:name="T1" style:family="text">
      <style:text-properties fo:font-size="10pt" officeooo:rsid="00617772" style:font-size-asian="10pt" style:font-size-complex="10pt"/>
    </style:style>
    <style:style style:name="T2" style:family="text">
      <style:text-properties fo:font-size="10pt" officeooo:rsid="00e742f3" style:font-size-asian="10pt" style:font-size-complex="10pt"/>
    </style:style>
    <style:style style:name="T3" style:family="text">
      <style:text-properties officeooo:rsid="00ecdfe9"/>
    </style:style>
    <style:style style:name="T4" style:family="text">
      <style:text-properties officeooo:rsid="00ee558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<text:span text:style-name="T4">­</text:span>Name</text:p>
          </table:table-cell>
          <table:table-cell table:style-name="Table1.B1" office:value-type="string">
            <text:p text:style-name="P12"><text:span text:style-name="T1">Ex</text:span><text:span text:style-name="T2">3_5 Generators</text:span></text:p>
          </table:table-cell>
        </table:table-row>
        <table:table-row table:style-name="Table1.1">
          <table:table-cell table:style-name="Table1.A1" office:value-type="string">
            <text:p text:style-name="P11">Challeng</text:p>
          </table:table-cell>
          <table:table-cell table:style-name="Table1.B2" office:value-type="string">
            <text:p text:style-name="P2">Build two generator functions that simulate the Linux tail and grep commands.</text:p>
          </table:table-cell>
        </table:table-row>
        <table:table-row table:style-name="Table1.1">
          <table:table-cell table:style-name="Table1.A3" office:value-type="string">
            <text:p text:style-name="P9">Prereqs</text:p>
          </table:table-cell>
          <table:table-cell table:style-name="Table1.B4" office:value-type="string">
            <text:p text:style-name="P2">None</text:p>
          </table:table-cell>
        </table:table-row>
        <table:table-row table:style-name="Table1.1">
          <table:table-cell table:style-name="Table1.A3" office:value-type="string">
            <text:p text:style-name="P9">Narrative</text:p>
          </table:table-cell>
          <table:table-cell table:style-name="Table1.B4" office:value-type="string">
            <text:p text:style-name="P2">Instead of generating a single value, a generator can generate a series of values. <text:s/>Using the ‘yield’ keyword instead of return makes your function a generator. <text:s/></text:p>
            <text:p text:style-name="P2"/>
            <text:p text:style-name="P2">Once you’ve created a generator, you can iterate across it by calling the next() function ( __next__ in python3). <text:s/>Calling next() on your generator object is useful when you are learning how generators react but you almost never do this in every day use. <text:s/>Instead you use something like a for loop. <text:s/>For loops call next on the objects that they are iterating across.</text:p>
            <text:p text:style-name="P2"/>
            <text:p text:style-name="P2">The first time you call the generator, it advances all the way through your code until it reaches your yield and then stops without executing the yield the first time. <text:s/>The first time yield returns something is actually the second time next() is called on it. <text:s/>That first call primes the object. <text:s/>Each time next is called, your generator will execute and stop at yield (it remembers where it’s at).</text:p>
          </table:table-cell>
        </table:table-row>
        <table:table-row table:style-name="Table1.5">
          <table:table-cell table:style-name="Table1.A1" office:value-type="string">
            <text:p text:style-name="P8">Instructions</text:p>
          </table:table-cell>
          <table:table-cell table:style-name="Table1.B5" office:value-type="string">
            <text:p text:style-name="P3">For this challenge, create a script called gen.py (short name will make it easy to type later). <text:s/>This script requires no shebang (#!/usr/bin/env python) or ‘if’ statement at the bottom ( if ))name__ …. ). <text:s/></text:p>
            <text:p text:style-name="P3"/>
            <text:p text:style-name="P3">This script will contain two generator functions. <text:s/>One will simulate the Linux command ‘tail’ so we will name it ‘tail’ and the second will simulate the Linux ‘grep’ command so we will name that function ‘grep’.</text:p>
            <text:p text:style-name="P3"/>
            <text:p text:style-name="P3">Tail will accept a file handle so you start the definition like this:</text:p>
            <text:p text:style-name="P3">def tail(f):</text:p>
            <text:p text:style-name="P3"><text:s text:c="4"/>….</text:p>
            <text:p text:style-name="P3"/>
            <text:p text:style-name="P3">The grep command will take an object to search and a search term so you will define it like:</text:p>
            <text:p text:style-name="P3">def grep(lines, searchterm):</text:p>
            <text:p text:style-name="P3"><text:s text:c="3"/>….</text:p>
            <text:p text:style-name="P3"/>
            <text:p text:style-name="P4">Tail advances to the end of a file and monitors for any new input. <text:s/>This is useful for monitoring log files. <text:s/>Since we want this to keep checking the file continuously, the yield statement will be inside a never ending ‘while’ loop.</text:p>
            <text:p text:style-name="P4"/>
            <text:p text:style-name="P4">Make an empty file called ‘log’. <text:s/>This will be the file that we monitor. <text:s/>It’s important that you name it ‘log’ and not something else. <text:s/>When you are done, open two windows. <text:s/>In the first window you will have log opened in a text editor. <text:s/>In the second window you will have an interactive python prompt (&gt;&gt;&gt;). <text:s/></text:p>
            <text:p text:style-name="P4">&gt;&gt;&gt; import gen <text:s text:c="3"/># imports your generators …. (don’t do the from gen import ….)</text:p>
            <text:p text:style-name="P4">&gt;&gt;&gt; log = gen.tail(open(“log”))</text:p>
            <text:p text:style-name="P4">&gt;&gt;&gt; lines = gen.grep(log, “&lt;any search term&gt;”)</text:p>
            <text:p text:style-name="P4">&gt;&gt;&gt; for line in lines:</text:p>
            <text:p text:style-name="P4">&gt;&gt;&gt; <text:s text:c="3"/>print line</text:p>
            <text:p text:style-name="P4">…</text:p>
            <text:p text:style-name="P4">.</text:p>
            <text:p text:style-name="P4">Once you type the above command you should be monitoring the file name ‘log’. <text:s/>In the other window, enter some text that does NOT contain your search term and hit save (you must save). <text:s/>Then try it again and type something that does contain your search term. <text:s/>When you type a line containing your search term, you should see that line printed in your interactive Python session.</text:p>
            <text:p text:style-name="P4"/>
            <text:p text:style-name="P4">To get your flag for this exercise:</text:p>
            <text:list xml:id="list5055613130093678230" text:style-name="L1">
              <text:list-item>
                <text:p text:style-name="P13"><text:soft-page-break/>Ensure the log file is totally empty</text:p>
              </text:list-item>
              <text:list-item>
                <text:p text:style-name="P13">At your interactive Python prompt (&gt;&gt;&gt;) type the commands shown above to start monitoring the empty log file <text:span text:style-name="T3">and include the search term “2222”.</text:span></text:p>
              </text:list-item>
              <text:list-item>
                <text:p text:style-name="P13">Run the mad_writer.pyc script</text:p>
              </text:list-item>
            </text:list>
            <text:p text:style-name="P5"/>
            <text:p text:style-name="P5">If you get stuck, you can scroll down and view the code at the bottom of this script.</text:p>
            <text:p text:style-name="P5"/>
            <text:p text:style-name="P5">Some additional notes:</text:p>
            <text:p text:style-name="P5"/>
            <text:list xml:id="list366148351873868611" text:style-name="L2">
              <text:list-item>
                <text:p text:style-name="P14">If you alter your gen file, you can reload it in your interactive Python session without ending your session by typing reload(gen). <text:s/>Typed from gen import …. against my advice earlier, this won’t work.</text:p>
              </text:list-item>
              <text:list-item>
                <text:p text:style-name="P14">Since we are only typing &gt;&gt;&gt; import gen <text:s text:c="3"/>You need to call your functions by prefacing them like this: <text:s/>gen.tail <text:s text:c="2"/>and <text:s text:c="3"/>gen.grep</text:p>
              </text:list-item>
            </text:list>
          </table:table-cell>
        </table:table-row>
        <table:table-row table:style-name="Table1.1">
          <table:table-cell table:style-name="Table1.A3" office:value-type="string">
            <text:p text:style-name="P10">Solution</text:p>
          </table:table-cell>
          <table:table-cell table:style-name="Table1.B6" office:value-type="string">
            <text:p text:style-name="P16">Scroll down..</text:p>
            <text:p text:style-name="P16">.</text:p>
            <text:p text:style-name="P16">.</text:p>
            <text:p text:style-name="P16">.</text:p>
            <text:p text:style-name="P16">.</text:p>
            <text:p text:style-name="P16">.</text:p>
            <text:p text:style-name="P16">.</text:p>
            <text:p text:style-name="P16">.</text:p>
            <text:p text:style-name="P16">.</text:p>
            <text:p text:style-name="P16">.</text:p>
            <text:p text:style-name="P16">.</text:p>
            <text:p text:style-name="P16">.</text:p>
            <text:p text:style-name="P16">.</text:p>
            <text:p text:style-name="P16">.</text:p>
            <text:p text:style-name="P16">.</text:p>
            <text:p text:style-name="P16">.</text:p>
            <text:p text:style-name="P16">.</text:p>
            <text:p text:style-name="P16">.</text:p>
            <text:p text:style-name="P16">.</text:p>
            <text:p text:style-name="P16">.</text:p>
            <text:p text:style-name="P16">.</text:p>
            <text:p text:style-name="P16">.</text:p>
            <text:p text:style-name="P16">.</text:p>
            <text:p text:style-name="P16">.</text:p>
            <text:p text:style-name="P16">.</text:p>
            <text:p text:style-name="P16">.</text:p>
            <text:p text:style-name="P16">.</text:p>
            <text:p text:style-name="P5"><text:soft-page-break/></text:p>
            <text:p text:style-name="P5"/>
            <text:p text:style-name="P5"/>
            <text:p text:style-name="P5">def tail(f):</text:p>
            <text:p text:style-name="P5"><text:s text:c="5"/>f.seek(0,2) <text:s/># Move to end of file</text:p>
            <text:p text:style-name="P5"><text:s text:c="5"/>while True:</text:p>
            <text:p text:style-name="P5"><text:s text:c="9"/>line = f.readline() <text:s/># try reading</text:p>
            <text:p text:style-name="P5"><text:s text:c="9"/>if not line:</text:p>
            <text:p text:style-name="P5"><text:s text:c="13"/>time.sleep(.1)</text:p>
            <text:p text:style-name="P5"><text:s text:c="13"/>continue</text:p>
            <text:p text:style-name="P5"><text:s text:c="9"/>yield line</text:p>
            <text:p text:style-name="P5"><text:s/></text:p>
            <text:p text:style-name="P5"><text:s/>def grep(lines, searchtext):</text:p>
            <text:p text:style-name="P5"><text:s text:c="5"/>for line in lines:</text:p>
            <text:p text:style-name="P5"><text:s text:c="9"/>if searchtext.lower() in line.lower():</text:p>
            <text:p text:style-name="P5"><text:s text:c="13"/>yield line</text:p>
            <text:p text:style-name="P5"/>
            <text:p text:style-name="P5">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15%" fo:text-align="start" style:justify-single-word="false" fo:orphans="2" fo:widows="2" style:writing-mode="lr-tb"/>
      <style:text-properties fo:color="#000000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rphy, Ries S - Contractor</meta:initial-creator>
    <meta:editing-cycles>83</meta:editing-cycles>
    <meta:creation-date>2016-06-29T12:46:00</meta:creation-date>
    <dc:date>2016-10-19T11:00:40.856770320</dc:date>
    <meta:editing-duration>PT15H1S</meta:editing-duration>
    <meta:generator>LibreOffice/5.1.6.1.0$Linux_X86_64 LibreOffice_project/10$Build-1</meta:generator>
    <meta:document-statistic meta:table-count="1" meta:image-count="0" meta:object-count="0" meta:page-count="3" meta:paragraph-count="79" meta:word-count="684" meta:character-count="3869" meta:non-whitespace-character-count="3127"/>
    <meta:user-defined meta:name="AppVersion">15.0000</meta:user-defined>
    <meta:user-defined meta:name="Company">United States Army</meta:user-defined>
    <meta:user-defined meta:name="ContentTypeId">0x010100526DC50AB45D95409D3A066F2DE7441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